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b78" officeooo:paragraph-rsid="00120b78"/>
    </style:style>
    <style:style style:name="P2" style:family="paragraph" style:parent-style-name="Standard">
      <style:text-properties officeooo:rsid="0012f8cf" officeooo:paragraph-rsid="0012f8cf"/>
    </style:style>
    <style:style style:name="P3" style:family="paragraph" style:parent-style-name="Standard">
      <style:text-properties officeooo:rsid="00120b78" officeooo:paragraph-rsid="00120b78"/>
    </style:style>
    <style:style style:name="P4" style:family="paragraph" style:parent-style-name="Standard">
      <style:text-properties officeooo:rsid="00120b78" officeooo:paragraph-rsid="0014c723"/>
    </style:style>
    <style:style style:name="T1" style:family="text">
      <style:text-properties officeooo:rsid="0012f8cf"/>
    </style:style>
    <style:style style:name="T2" style:family="text">
      <style:text-properties officeooo:rsid="0014c723"/>
    </style:style>
    <style:style style:name="T3" style:family="text">
      <style:text-properties fo:font-style="italic" officeooo:rsid="0014c72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keadviser</text:h>
      <text:p text:style-name="P2"/>
      <text:h text:style-name="Heading_20_3" text:outline-level="3">Le but de l’appli</text:h>
      <text:p text:style-name="P1"><text:tab/>Durant un combat un dresseur a besoin de connaître les faiblesses de son adversaire. </text:p>
      <text:p text:style-name="P1"><text:tab/>Il appuie sur le bouton en Overlay et prononce le nom du pokemon qu’il a en face de lui.</text:p>
      <text:p text:style-name="P1"><text:tab/>L’appli lui répond : </text:p>
      <text:p text:style-name="P1"><text:tab/><text:tab/>"Dracaufeu est faible face aux attaques eau, sol et roche."</text:p>
      <text:p text:style-name="P1"/>
      <text:p text:style-name="P1"><text:tab/></text:p>
      <text:h text:style-name="Heading_20_3" text:outline-level="3">1ère étape</text:h>
      <text:p text:style-name="P1"><text:tab/><text:span text:style-name="T1">U</text:span>ne interface avec un gros bouton "Speak" pour lancer la reco vocale</text:p>
      <text:p text:style-name="P1"><text:tab/><text:span text:style-name="T1">D</text:span>eux boutons radio "mode info"/"mode combat"</text:p>
      <text:p text:style-name="P1"/>
      <text:p text:style-name="P1"><text:tab/><text:span text:style-name="T1">Q</text:span>uand on dit le nom d’un pokemon :</text:p>
      <text:p text:style-name="P1"><text:tab/><text:tab/>si mode info : affiche "Dracaufeu est fort contre les pokemons acier, glace et insecte"</text:p>
      <text:p text:style-name="P1"><text:tab/><text:tab/>si mode combat : affiche "Dracaufeu est faible aux attaques eau, sol et roche."</text:p>
      <text:p text:style-name="P1"><text:tab/><text:span text:style-name="T1">Quand on dit "mode info" ou "mode combat" :</text:span></text:p>
      <text:p text:style-name="P1"><text:tab/><text:tab/><text:span text:style-name="T1">switch sur le bouton correspondant</text:span></text:p>
      <text:p text:style-name="P1"/>
      <text:p text:style-name="P1"/>
      <text:h text:style-name="Heading_20_3" text:outline-level="3">Les ressources</text:h>
      <text:p text:style-name="P1"><text:tab/>mygamemaster.json avec les pokemons <text:span text:style-name="T1">(</text:span>types, forces, faiblesses<text:span text:style-name="T1">) et les attaques</text:span></text:p>
      <text:p text:style-name="P1"><text:tab/><text:tab/><text:span text:style-name="T3">construit à partir du gamemaster.json de Pogo</text:span></text:p>
      <text:p text:style-name="P1"><text:tab/>txt_french.json : avec le vocabulaire français pour pkm, attaques, type<text:span text:style-name="T1">s et phrases à dire en français</text:span></text:p>
      <text:p text:style-name="P1"><text:tab/><text:tab/><text:span text:style-name="T3">construit à partir du .txt de pogo</text:span></text:p>
      <text:p text:style-name="P4"><text:tab/></text:p>
      <text:p text:style-name="P4"><text:span text:style-name="T1"><text:tab/>speech_to_answer.py : run dans idle, permet de tester les réponses en fonction de l’in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1:52:20.655175740</meta:creation-date>
    <dc:date>2018-12-07T15:51:49.609937278</dc:date>
    <meta:editing-duration>PT16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79" meta:character-count="1067" meta:non-whitespace-character-count="882"/>
  </office:meta>
</office:document-meta>
</file>